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Hyperlink" style:data-style-name="N0">
      <style:text-properties fo:color="#467886" style:text-underline-style="solid" style:text-underline-type="single"/>
    </style:style>
    <style:style style:name="ce4" style:family="table-cell" style:parent-style-name="Hyperlink" style:data-style-name="N0">
      <style:table-cell-properties fo:background-color="transparent"/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6.79979166666667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8.2297916666667cm"/>
    </style:style>
    <style:style style:name="co6" style:family="table-column">
      <style:table-column-properties fo:break-before="auto" style:column-width="20.187708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Part</text:p>
          </table:table-cell>
          <table:table-cell office:value-type="string" table:style-name="ce2">
            <text:p>desc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Example item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2"/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General Part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otor</text:p>
          </table:table-cell>
          <table:table-cell office:value-type="string" table:style-name="ce1">
            <text:p>9225 90 KV brishless motor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Either HobbyKing / Turnigy Multistar 9225 90 KV or EaglePower 8308 (stator) 9225 (can) 90 KV motors.</text:p>
          </table:table-cell>
          <table:table-cell office:value-type="string" table:style-name="ce3">
            <text:p><text:a xlink:href="https://www.aliexpress.us/item/3256807740566993.html">https://www.aliexpress.us/item/3256807740566993.html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Belts</text:p>
          </table:table-cell>
          <table:table-cell office:value-type="string" table:style-name="ce1">
            <text:p>HTD 5M pitch 630mm length, 9mm width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Knee drive belts</text:p>
          </table:table-cell>
          <table:table-cell office:value-type="string" table:style-name="ce3">
            <text:p><text:a xlink:href="https://www.aliexpress.us/item/2251832619475189.html">https://www.aliexpress.us/item/2251832619475189.html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arbon Fiber tube</text:p>
          </table:table-cell>
          <table:table-cell office:value-type="string" table:style-name="ce1">
            <text:p>28mm OD, 1mm+ wall thicknes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4 x 1 metre lengths cut to size to match the CAD (cut-offs from the main parts are long enough for the legs)</text:p>
          </table:table-cell>
          <table:table-cell office:value-type="string" table:style-name="ce3">
            <text:p><text:a xlink:href="https://www.amazon.com/DACHOO-Circular-Thickness-Materials-21x19x500mm/dp/B0DFPW5SPD?th=1">https://www.amazon.com/DACHOO-Circular-Thickness-Materials-21x19x500mm/dp/B0DFPW5SPD?th=1</text:a>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Electronic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Drive BLDC motor drivers</text:p>
          </table:table-cell>
          <table:table-cell office:value-type="string" table:style-name="ce1">
            <text:p>ODrive 3.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2 per axis</text:p>
          </table:table-cell>
          <table:table-cell office:value-type="string" table:style-name="ce3">
            <text:p><text:a xlink:href="https://odriverobotics.com/shop/odrive-v36">https://odriverobotics.com/shop/odrive-v36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otor encoders</text:p>
          </table:table-cell>
          <table:table-cell office:value-type="string" table:style-name="ce1">
            <text:p>AMS AS5047P motor encoder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axis</text:p>
          </table:table-cell>
          <table:table-cell office:value-type="string" table:style-name="ce3">
            <text:p><text:a xlink:href="https://www.digikey.com/en/products/detail/ams-osram-usa-inc/AS5047P-ADAPTERBOARD/5452344">https://www.digikey.com/en/products/detail/ams-osram-usa-inc/AS5047P-ADAPTERBOARD/5452344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icrocontroller</text:p>
          </table:table-cell>
          <table:table-cell office:value-type="string" table:style-name="ce1">
            <text:p>Teensy 4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Dog</text:p>
          </table:table-cell>
          <table:table-cell office:value-type="string" table:style-name="ce3">
            <text:p><text:a xlink:href="https://www.digikey.com/en/products/detail/sparkfun-electronics/20360/16688096">https://www.digikey.com/en/products/detail/sparkfun-electronics/20360/16688096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Microcontroller</text:p>
          </table:table-cell>
          <table:table-cell office:value-type="string" table:style-name="ce1">
            <text:p>Teensy L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Remote</text:p>
          </table:table-cell>
          <table:table-cell office:value-type="string" table:style-name="ce3">
            <text:p><text:a xlink:href="https://tinkersphere.com/teensy-boards/1195-teensy-lc.html">https://tinkersphere.com/teensy-boards/1195-teensy-lc.html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Voltage Regulator</text:p>
          </table:table-cell>
          <table:table-cell office:value-type="string" table:style-name="ce1">
            <text:p>5V / adjustable regulat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Dog electronics - set to 5V to power Teensy etc (LOOK LATER)</text:p>
          </table:table-cell>
          <table:table-cell office:value-type="string" table:style-name="ce3">
            <text:p><text:a xlink:href="https://www.ebay.co.uk/itm/153278406120">https://www.ebay.co.uk/itm/153278406120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IMU</text:p>
          </table:table-cell>
          <table:table-cell office:value-type="string" table:style-name="ce1">
            <text:p>MPU60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r Dog</text:p>
          </table:table-cell>
          <table:table-cell office:value-type="string" table:style-name="ce3">
            <text:p><text:a xlink:href="https://www.aliexpress.us/item/3256809268757802.html">https://www.aliexpress.us/item/3256809268757802.html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adio</text:p>
          </table:table-cell>
          <table:table-cell office:value-type="string" table:style-name="ce1">
            <text:p>NRF24L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ne in remote and one in Dog (DIP option)</text:p>
          </table:table-cell>
          <table:table-cell office:value-type="string" table:style-name="ce3">
            <text:p><text:a xlink:href="https://www.aliexpress.us/item/3256806527449638.html">https://www.aliexpress.us/item/3256806527449638.html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onnectors</text:p>
          </table:table-cell>
          <table:table-cell office:value-type="string" table:style-name="ce1">
            <text:p>25-Way D-range mal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4">
            <text:p><text:a xlink:href="https://www.amazon.com/uxcell-Connector-Mechanical-Equipment-Computers/dp/B07LCMJ9WR">https://www.amazon.com/uxcell-Connector-Mechanical-Equipment-Computers/dp/B07LCMJ9WR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onnectors</text:p>
          </table:table-cell>
          <table:table-cell office:value-type="string" table:style-name="ce1">
            <text:p>25-Way D-range fema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USE THIS FOR MALE AND FEMALE)</text:p>
          </table:table-cell>
          <table:table-cell office:value-type="string" table:style-name="ce3">
            <text:p><text:a xlink:href="https://www.amazon.com/ANMBEST-Connector-Terminal-Breakout-Assortment/dp/B096981S4M/ref=sr_1_4">https://www.amazon.com/ANMBEST-Connector-Terminal-Breakout-Assortment/dp/B096981S4M/ref=sr_1_4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lectronics power switch</text:p>
          </table:table-cell>
          <table:table-cell office:value-type="string" table:style-name="ce1">
            <text:p>latching push switch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<text:a xlink:href="https://www.aliexpress.com/i/2251832663058890.html">https://www.aliexpress.com/i/2251832663058890.html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-stop switch</text:p>
          </table:table-cell>
          <table:table-cell office:value-type="string" table:style-name="ce1">
            <text:p>latching push switch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<text:a xlink:href="https://www.aliexpress.us/item/3256803887219995.html">https://www.aliexpress.us/item/3256803887219995.html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Volt Meters</text:p>
          </table:table-cell>
          <table:table-cell office:value-type="string" table:style-name="ce1">
            <text:p>Pan Volt Meter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3">
            <text:p><text:a xlink:href="https://www.aliexpress.us/item/3256809009929615.html">https://www.aliexpress.us/item/3256809009929615.html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LCD</text:p>
          </table:table-cell>
          <table:table-cell office:value-type="string" table:style-name="ce1">
            <text:p>I2C backpack LC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3">
            <text:p><text:a xlink:href="https://www.amazon.com/SunFounder-Serial-Module-Display-Arduino/dp/B019K5X53O">https://www.amazon.com/SunFounder-Serial-Module-Display-Arduino/dp/B019K5X53O</text:a>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ncoder cable</text:p>
          </table:table-cell>
          <table:table-cell office:value-type="string" table:style-name="ce1">
            <text:p>6-core foil-sheilded signail cabl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tres, but make sure you have enough</text:p>
          </table:table-cell>
          <table:table-cell office:value-type="string" table:style-name="ce1">
            <text:p>https://www.wireandcableyourway.com/belden-9536-24-awg-6-conductor-shielded-computer-cabl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Joysticks</text:p>
          </table:table-cell>
          <table:table-cell office:value-type="string" table:style-name="ce1">
            <text:p>3 axis Joystic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or remote (LOOK LATER)</text:p>
          </table:table-cell>
          <table:table-cell office:value-type="string" table:style-name="ce1">
            <text:p>https://www.aliexpress.us/item/3256807472524184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oggle switches</text:p>
          </table:table-cell>
          <table:table-cell office:value-type="string" table:style-name="ce1">
            <text:p>on/off toggle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or remote (LOOK LATER)</text:p>
          </table:table-cell>
          <table:table-cell office:value-type="string" table:style-name="ce1">
            <text:p>https://www.adafruit.com/product/322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Push switches</text:p>
          </table:table-cell>
          <table:table-cell office:value-type="string" table:style-name="ce1">
            <text:p>momentary switch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or remote</text:p>
          </table:table-cell>
          <table:table-cell office:value-type="string" table:style-name="ce1">
            <text:p>https://www.amazon.com/Momentary-Button-Waterproof-Terminal-Mounting/dp/B07R9TYB8H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Batteries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2"/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ain Battery</text:p>
          </table:table-cell>
          <table:table-cell office:value-type="string" table:style-name="ce1">
            <text:p>6S High-drain Lip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ke sure it can source enough current, mineis 60C. Also requires suitable balance charger</text:p>
          </table:table-cell>
          <table:table-cell office:value-type="string" table:style-name="ce1">
            <text:p>https://hobbyking.com/en_us/turnigy-4000mah-6s-30c-lipo-pack-w-xt90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Electronics Battery</text:p>
          </table:table-cell>
          <table:table-cell office:value-type="string" table:style-name="ce1">
            <text:p>2S small batter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ything like 2S/3S will do - regulator above is used to get 5V anyway</text:p>
          </table:table-cell>
          <table:table-cell office:value-type="string" table:style-name="ce1">
            <text:p>https://www.amazon.com/URGENEX-Battery-1000mAh-Rechargeable-Compatible/dp/B0FFBB59TM?th=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Breaing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Internal Cycloidal Drive bearings</text:p>
          </table:table-cell>
          <table:table-cell office:value-type="string" table:style-name="ce1">
            <text:p>12mm OD x 4mm ID x 4mm thickness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I got these from Aliexpress for $70 for 400.</text:p>
          </table:table-cell>
          <table:table-cell office:value-type="string" table:style-name="ce1">
            <text:p>https://www.aliexpress.com/item/32814388857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am and cap Drive bearings</text:p>
          </table:table-cell>
          <table:table-cell office:value-type="string" table:style-name="ce1">
            <text:p>32mm OD x 20mm ID x 7mm thickness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There are three per drive</text:p>
          </table:table-cell>
          <table:table-cell office:value-type="string" table:style-name="ce1">
            <text:p>https://www.aliexpress.com/item/896891895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op/bottom Drive bearings</text:p>
          </table:table-cell>
          <table:table-cell office:value-type="string" table:style-name="ce1">
            <text:p>85mm OD x 65mm ID x 10mm thicknes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two per drive</text:p>
          </table:table-cell>
          <table:table-cell office:value-type="string" table:style-name="ce1">
            <text:p>https://www.aliexpress.com/item/4000110681895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hin wall bearings</text:p>
          </table:table-cell>
          <table:table-cell office:value-type="string" table:style-name="ce1">
            <text:p>37mm OD x 30mm ID x 4mm thicknes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one per leg and two per end bracket.</text:p>
          </table:table-cell>
          <table:table-cell office:value-type="string" table:style-name="ce1">
            <text:p>https://simplybearings.co.uk/shop/p156409/61706ZZ-Budget-Metal-Shielded-Thin-Section-Deep-Groove-Ball-Bearing-30x37x4mm/product_info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Knee bearings</text:p>
          </table:table-cell>
          <table:table-cell office:value-type="string" table:style-name="ce1">
            <text:p>22mm OD x 8mm ID x 7mm thicknes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wo per leg for the knee joints</text:p>
          </table:table-cell>
          <table:table-cell office:value-type="string" table:style-name="ce1">
            <text:p>https://simplybearings.co.uk/shop/p170659/608ZZ-Budget-Metal-Shielded-Deep-Groove-Ball-Bearing-8x22x7mm/product_info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Knee idler bearings</text:p>
          </table:table-cell>
          <table:table-cell office:value-type="string" table:style-name="ce1">
            <text:p>19mm OD x 6mm ID, x 6mm thicknes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four per leg for belt idler</text:p>
          </table:table-cell>
          <table:table-cell office:value-type="string" table:style-name="ce1">
            <text:p>https://simplybearings.co.uk/shop/p170642/626ZZ-Budget-Metal-Shielded-Deep-Groove-Ball-Bearing-6x19x6mm/product_info.html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4mm steel bar</text:p>
          </table:table-cell>
          <table:table-cell office:value-type="string" table:style-name="ce1">
            <text:p>4mm x 31mm length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one for very bearing mount aroudn the outside of the cycloidal drives</text:p>
          </table:table-cell>
          <table:table-cell office:value-type="string" table:style-name="ce1">
            <text:p>https://www.ebay.co.uk/itm/19395094395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Nuts &amp; Bolt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otor mounts</text:p>
          </table:table-cell>
          <table:table-cell office:value-type="string" table:style-name="ce1">
            <text:p>M4 12 mm thread length countersunk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4 per motor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4 40mm thread length socket cap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4 Nylon insert locking nut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1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Nylon insert locking nuts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washers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cam</text:p>
          </table:table-cell>
          <table:table-cell office:value-type="string" table:style-name="ce1">
            <text:p>M3 15mm thread length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4 per driv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ycloidal Drive output</text:p>
          </table:table-cell>
          <table:table-cell office:value-type="string" table:style-name="ce1">
            <text:p>M4 hex heads 80mm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5 per drive, need cutting to length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Screw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rive case screws</text:p>
          </table:table-cell>
          <table:table-cell office:value-type="string" table:style-name="ce1">
            <text:p>2.9mm 18mm length countersunk pozidrive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22 per drive, back and front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ide-to-side axis mount screws</text:p>
          </table:table-cell>
          <table:table-cell office:value-type="string" table:style-name="ce1">
            <text:p>2.9mm 18mm length countersunk pozidrive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12 per drive for 4 drives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eg screws</text:p>
          </table:table-cell>
          <table:table-cell office:value-type="string" table:style-name="ce1">
            <text:p>2.9mm 18mm length countersunk pozidrive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18 per leg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Nylo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Washers</text:p>
          </table:table-cell>
          <table:table-cell office:value-type="string" table:style-name="ce1">
            <text:p>4mm ID Nylon washers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one top and bottom on each pin, 32 per drive</text:p>
          </table:table-cell>
          <table:table-cell office:value-type="string" table:style-name="ce1">
            <text:p>https://nyfast.com/nylon-washers/10080-26805-standard-flat-nylon-washers#/12379-id-229mm/13463-od-635mm/13474-thick-081mm/14304-product_code-fw_635_229_08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pacers</text:p>
          </table:table-cell>
          <table:table-cell office:value-type="string" table:style-name="ce1">
            <text:p>4mm ID Nylon spacers, 5mm length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16 per drive</text:p>
          </table:table-cell>
          <table:table-cell office:value-type="string" table:style-name="ce1">
            <text:p>https://nyfast.com/new-products/10497-30283-standard-metric-nylon-spacers#/10673-length-5mm/14372-desc-m25/19639-product_code-bmspr_400_260_005/19640-od-4mm/19641-id-26mm</text:p>
          </table:table-cell>
          <table:table-cell table:number-columns-repeated="16378"/>
        </table:table-row>
        <table:table-row table:number-rows-repeated="104851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Jamez Bruton</meta:initial-creator>
    <dc:creator>Larkin, Michael</dc:creator>
    <meta:creation-date>2015-06-05T18:17:20Z</meta:creation-date>
    <dc:date>2025-09-09T22:22:42Z</dc:date>
  </office:meta>
</office:document-meta>
</file>